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EVARA CHUNCHO JUAN DE LA CRU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LORES QUISPE, HEBERT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5109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UEVARA SALAS, MARGOT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42356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27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508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8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0:31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